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text-properties fo:color="#c9211e" loext:opacity="100%" fo:font-weight="bold" officeooo:rsid="001fa4fd" officeooo:paragraph-rsid="001fa4fd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2145bb" officeooo:paragraph-rsid="002145bb" style:font-weight-asian="bold" style:font-weight-complex="bold"/>
    </style:style>
    <style:style style:name="P3" style:family="paragraph" style:parent-style-name="Standard">
      <style:text-properties style:use-window-font-color="true" loext:opacity="0%" fo:font-weight="bold" officeooo:rsid="001fa4fd" officeooo:paragraph-rsid="001fa4f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rial" fo:font-size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rial" fo:font-size="12pt" officeooo:paragraph-rsid="001fa4fd"/>
    </style:style>
    <style:style style:name="P6" style:family="paragraph" style:parent-style-name="Text_20_body">
      <style:text-properties fo:color="#000000" loext:opacity="100%" style:font-name="arial" fo:font-size="12pt" fo:font-weight="bold" officeooo:rsid="001fa4fd" officeooo:paragraph-rsid="001fa4f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rial" fo:font-size="12pt" officeooo:rsid="0023fc2e" officeooo:paragraph-rsid="0023fc2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3fc2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1fa4fd" officeooo:paragraph-rsid="001fa4fd" style:font-weight-asian="bold" style:font-weight-complex="bold"/>
    </style:style>
    <style:style style:name="P12" style:family="paragraph" style:parent-style-name="Text_20_body">
      <style:text-properties officeooo:paragraph-rsid="001fa4fd"/>
    </style:style>
    <style:style style:name="P13" style:family="paragraph" style:parent-style-name="Text_20_body">
      <style:text-properties officeooo:rsid="001fa4fd" officeooo:paragraph-rsid="001fa4f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normal" officeooo:rsid="001fa4fd" officeooo:paragraph-rsid="001fa4fd" style:font-weight-asian="normal" style:font-weight-complex="normal"/>
    </style:style>
    <style:style style:name="T1" style:family="text">
      <style:text-properties officeooo:rsid="001fa4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a4fd" style:font-weight-asian="normal" style:font-weight-complex="normal"/>
    </style:style>
    <style:style style:name="T5" style:family="text">
      <style:text-properties fo:font-weight="normal" officeooo:rsid="002249e3" style:font-weight-asian="normal" style:font-weight-complex="normal"/>
    </style:style>
    <style:style style:name="T6" style:family="text">
      <style:text-properties fo:color="#000000" loext:opacity="100%" style:font-name="arial" fo:font-size="12pt"/>
    </style:style>
    <style:style style:name="T7" style:family="text">
      <style:text-properties fo:color="#000000" loext:opacity="100%" style:font-name="arial" fo:font-size="12pt" fo:font-weight="bold" style:font-weight-asian="bold" style:font-weight-complex="bold"/>
    </style:style>
    <style:style style:name="T8" style:family="text">
      <style:text-properties fo:color="#000000" loext:opacity="100%" style:font-name="arial" fo:font-size="12pt" fo:font-weight="normal" style:font-weight-asian="normal" style:font-weight-complex="normal"/>
    </style:style>
    <style:style style:name="T9" style:family="text">
      <style:text-properties fo:color="#000000" loext:opacity="100%" style:font-name="arial" fo:font-size="12pt" fo:font-weight="normal" officeooo:rsid="001fa4fd" style:font-weight-asian="normal" style:font-weight-complex="normal"/>
    </style:style>
    <style:style style:name="T10" style:family="text">
      <style:text-properties fo:color="#000000" loext:opacity="100%" style:font-name="arial" fo:font-size="12pt" fo:font-weight="normal" officeooo:rsid="002249e3" style:font-weight-asian="normal" style:font-weight-complex="normal"/>
    </style:style>
    <style:style style:name="T11" style:family="text">
      <style:text-properties fo:color="#000000" loext:opacity="100%" style:font-name="arial" fo:font-size="12pt" fo:font-weight="normal" officeooo:rsid="0023fc2e" style:font-weight-asian="normal" style:font-weight-complex="normal"/>
    </style:style>
    <style:style style:name="T12" style:family="text">
      <style:text-properties fo:color="#000000" loext:opacity="100%" style:font-name="arial" fo:font-size="12pt" style:text-underline-style="solid" style:text-underline-width="auto" style:text-underline-color="font-color" fo:font-weight="normal" officeooo:rsid="001fa4fd" style:font-weight-asian="normal" style:font-weight-complex="normal"/>
    </style:style>
    <style:style style:name="T13" style:family="text">
      <style:text-properties fo:color="#000000" loext:opacity="100%" style:font-name="arial" fo:font-size="12pt" officeooo:rsid="001fa4fd"/>
    </style:style>
    <style:style style:name="T14" style:family="text">
      <style:text-properties fo:color="#000000" loext:opacity="100%" style:font-name="arial" fo:font-size="12pt" style:text-underline-style="none" fo:font-weight="normal" officeooo:rsid="002249e3" style:font-weight-asian="normal" style:font-weight-complex="normal"/>
    </style:style>
    <style:style style:name="T15" style:family="text">
      <style:text-properties fo:color="#000000" loext:opacity="100%" style:font-name="arial" fo:font-size="1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style:font-name="arial" fo:font-size="12pt" officeooo:rsid="0023fc2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fa4fd"/>
    </style:style>
    <style:style style:name="T19" style:family="text">
      <style:text-properties style:text-underline-style="solid" style:text-underline-width="auto" style:text-underline-color="font-color" fo:font-weight="normal" officeooo:rsid="001fa4fd" style:font-weight-asian="normal" style:font-weight-complex="normal"/>
    </style:style>
    <style:style style:name="T20" style:family="text">
      <style:text-properties style:text-underline-style="none" fo:font-weight="normal" officeooo:rsid="001fa4fd" style:font-weight-asian="normal" style:font-weight-complex="normal"/>
    </style:style>
    <style:style style:name="T21" style:family="text">
      <style:text-properties officeooo:rsid="002145bb"/>
    </style:style>
    <style:style style:name="T22" style:family="text">
      <style:text-properties officeooo:rsid="002249e3"/>
    </style:style>
    <style:style style:name="T23" style:family="text">
      <style:text-properties officeooo:rsid="0023cadf"/>
    </style:style>
    <style:style style:name="T24" style:family="text">
      <style:text-properties officeooo:rsid="0023f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Projet math appliquées</text:p>
      <text:p text:style-name="P1"/>
      <text:p text:style-name="P2">Problématique : Quel modèle permet d’expliquer la sévérité et la fréquence des accidents routiers ? </text:p>
      <text:p text:style-name="P2">Ou bien : </text:p>
      <text:p text:style-name="P2">Comment caractériser les profils d’accidents et modéliser mathématiquement leur sévérité ainsi que leur fréquence ?</text:p>
      <text:p text:style-name="P1"/>
      <text:p text:style-name="P6">1e semaine : </text:p>
      <text:p text:style-name="P6"><text:bookmark text:name="OBJ_PREFIX_DWT46_com_zimbra_date"/>Lundi 8/12 : </text:p>
      <text:p text:style-name="P12"><text:span text:style-name="T9">Exploration du </text:span><text:span text:style-name="T12">dataset</text:span><text:span text:style-name="T9"> (de la base de données) + <text:s/></text:span><text:span text:style-name="T14">D</text:span><text:span text:style-name="T9">éfinir </text:span><text:span text:style-name="T10">le</text:span><text:span text:style-name="T9"> score de sévérité (étude ONI</text:span><text:span text:style-name="T10">SR</text:span><text:span text:style-name="T9">), trouver la <text:s/>problématique de notre sujet</text:span></text:p>
      <text:p text:style-name="P13"><text:span text:style-name="T15">Score de sévérité : </text:span><text:span text:style-name="T8">a*(nb_tués) + b*(nb_bléssés) + c*(nb_hospitalisés) + d*(nb_indemnes)</text:span></text:p>
      <text:p text:style-name="P4"><text:bookmark text:name="OBJ_PREFIX_DWT47_com_zimbra_date"/><text:span text:style-name="T2">Mardi 9/12:</text:span><text:span text:style-name="T3"> <text:s/></text:span><text:span text:style-name="T4"><text:s/></text:span><text:span text:style-name="T5">Poursuite de la</text:span><text:span text:style-name="T4"> t</text:span>ransformation d<text:span text:style-name="T1">u dataset </text:span>en données exploitables, lecture d’articles...<text:line-break/><text:span text:style-name="T17">Prépar</text:span><text:span text:style-name="T18">ation de l’</text:span><text:span text:style-name="T17">environnement R</text:span>, test des variables explicatives pour le modèle de régression <text:span text:style-name="T21">selon les 4 types présents dans le fichier PDF : Caractéristiques, Lieux, Vehicules, Usagers ! </text:span></text:p>
      <text:p text:style-name="P8"/>
      <text:p text:style-name="P4"><text:bookmark text:name="OBJ_PREFIX_DWT48_com_zimbra_date"/><text:span text:style-name="T2">Mercredi 10/12: </text:span>Suite <text:span text:style-name="T22">des</text:span> test<text:span text:style-name="T22">s de</text:span> modèle linéaire <text:span text:style-name="T22">(simple et plusieurs variables)</text:span> <text:span text:style-name="T1">+ Evaluation de nos modèles (avec intervalle de confiance, R.squared (part de variance expliquée))</text:span></text:p>
      <text:p text:style-name="P8"/>
      <text:p text:style-name="P4"><text:bookmark text:name="OBJ_PREFIX_DWT49_com_zimbra_date"/><text:span text:style-name="T2">Jeudi 11/12:</text:span> <text:s/><text:span text:style-name="T22">Fin des modèles linéaires (surement plusieurs variables) + </text:span>Début de la méthode partitionnement <text:span text:style-name="T1">=&gt; Compréhension de la méthode sûrement usage des k means ?</text:span></text:p>
      <text:p text:style-name="P7">Interprétation des résultats obtenus (petit bilan)</text:p>
      <text:p text:style-name="P8"/>
      <text:p text:style-name="P4"><text:bookmark text:name="OBJ_PREFIX_DWT50_com_zimbra_date"/><text:span text:style-name="T2">Vendredi 12/12: </text:span><text:span text:style-name="T4">Suite méthode partitionnement + bréf résume de nos datas obtenues + Commence de la méthode des fréquences : Poisson, <text:s/></text:span><text:span text:style-name="T5">Binomiale</text:span></text:p>
      <text:p text:style-name="P9"><text:span text:style-name="T10">B</text:span><text:span text:style-name="T11">ilan de fin de semaine sur tous nos résultats </text:span></text:p>
      <text:p text:style-name="P14">(+début rédaction du rapport ?)</text:p>
      <text:p text:style-name="P10">--------------------------------------------------------------------------------------------------------------------</text:p>
      <text:p text:style-name="P11">2e semaine :</text:p>
      <text:p text:style-name="P10"/>
      <text:p text:style-name="P5"><text:bookmark text:name="OBJ_PREFIX_DWT51_com_zimbra_date"/><text:span text:style-name="T2">Lundi 15/12:</text:span> <text:s/><text:span text:style-name="T1">Continue la méthode des fréquences : </text:span><text:span text:style-name="T19">Méthode Linéaires Généralisés </text:span><text:span text:style-name="T20">basée sur la loi de Poisson et Binomaile </text:span><text:span text:style-name="T1">+</text:span>Début <text:span text:style-name="T24">(ou suite) </text:span>de la rédaction du rapport</text:p>
      <text:p text:style-name="P8"/>
      <text:p text:style-name="P4"><text:bookmark text:name="OBJ_PREFIX_DWT52_com_zimbra_date"/><text:span text:style-name="T2">Mardi 16/12: </text:span>Suite rédaction du rapport <text:span text:style-name="T1">+</text:span> Préparation de la soutenance : <text:span text:style-name="T1">Powerpoint, slides, répartition des tâches</text:span></text:p>
      <text:p text:style-name="P8"/>
      <text:p text:style-name="P8"><text:bookmark text:name="OBJ_PREFIX_DWT53_com_zimbra_date"/><text:span text:style-name="T7">Mercredi 17/12:</text:span><text:span text:style-name="T6"> <text:s/></text:span><text:span text:style-name="T16">Poursuite de </text:span><text:span text:style-name="T13">la </text:span><text:span text:style-name="T16">préparation de la</text:span><text:span text:style-name="T13"> </text:span><text:span text:style-name="T6">soutenance </text:span><text:span text:style-name="T13">+ Observations des derniers résultats et conclusion de toute notre analyse </text:span><text:span text:style-name="T6"><text:line-break/></text:span></text:p>
      <text:p text:style-name="P5"><text:bookmark text:name="OBJ_PREFIX_DWT54_com_zimbra_date"/><text:span text:style-name="T2">Jeudi 18/12:</text:span> <text:span text:style-name="T1">Re</text:span><text:span text:style-name="T23">lecture</text:span><text:span text:style-name="T1"> très rapide de notre rapport avant l’envoi +</text:span> <text:span text:style-name="T1">Continue la préparation de notre soutenance + Entraînement</text:span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4:56:11.921785502</meta:creation-date>
    <dc:date>2025-12-08T15:18:48.346869798</dc:date>
    <meta:editing-duration>PT11M5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298" meta:character-count="2090" meta:non-whitespace-character-count="1797"/>
  </office:meta>
</office:document-meta>
</file>